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ImageFormResource.PSImageFormResource( String 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ImageFormResource.getImag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mageFormResource.PSImageFormResource( int i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